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roxima Nova" svg:font-family="Proxima Nova" style:font-family-generic="system" style:font-pitch="variable" svg:panose-1="2 11 6 4 2 2 2 2 2 4"/>
    <style:font-face style:name="Oswald" svg:font-family="Oswald" style:font-family-generic="system" style:font-pitch="variable" svg:panose-1="2 11 6 4 2 2 2 2 2 4"/>
    <style:font-face style:name="Source Code Pro" svg:font-family="Source Code Pro" style:font-family-generic="system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in" fo:line-height="100%" style:page-number="1"/>
    </style:style>
    <style:style style:name="T4" style:parent-style-name="DefaultParagraphFont" style:family="text">
      <style:text-properties style:font-name="Oswald" style:font-name-asian="Oswald" style:font-name-complex="Oswald" fo:font-weight="bold" style:font-weight-asian="bold" fo:color="#5BB7E7" fo:font-size="14pt" style:font-size-asian="14pt" style:font-size-complex="14pt"/>
    </style:style>
    <style:style style:name="P5" style:parent-style-name="Title" style:family="paragraph">
      <style:paragraph-properties fo:keep-with-next="auto" fo:keep-together="auto" fo:margin-top="0.1388in"/>
    </style:style>
    <style:style style:name="T6" style:parent-style-name="DefaultParagraphFont" style:family="text">
      <style:text-properties fo:color="#E31C60" fo:font-size="22pt" style:font-size-asian="22pt" style:font-size-complex="22pt"/>
    </style:style>
    <style:style style:name="P7" style:parent-style-name="Standard" style:family="paragraph">
      <style:paragraph-properties fo:margin-top="0in" fo:line-height="150%"/>
    </style:style>
    <style:style style:name="P8" style:parent-style-name="Standard" style:family="paragraph">
      <style:paragraph-properties fo:text-indent="-0.25in"/>
    </style:style>
    <style:style style:name="P9" style:parent-style-name="Standard" style:family="paragraph">
      <style:paragraph-properties fo:text-indent="-0.25in"/>
    </style:style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>
      <style:paragraph-properties fo:text-indent="-0.25in"/>
    </style:style>
    <style:style style:name="P14" style:parent-style-name="Standard" style:family="paragraph">
      <style:paragraph-properties fo:text-indent="-0.25in"/>
    </style:style>
    <style:style style:name="P15" style:parent-style-name="Standard" style:family="paragraph"/>
    <style:style style:name="P16" style:parent-style-name="Standard" style:family="paragraph">
      <style:paragraph-properties fo:text-indent="-0.25in"/>
    </style:style>
    <style:style style:name="P17" style:parent-style-name="Standard" style:family="paragraph">
      <style:paragraph-properties fo:text-indent="-0.25in"/>
    </style:style>
    <style:style style:name="P18" style:parent-style-name="Standard" style:family="paragraph">
      <style:paragraph-properties fo:text-indent="-0.25in"/>
    </style:style>
    <style:style style:name="P19" style:parent-style-name="Standard" style:family="paragraph">
      <style:paragraph-properties fo:text-indent="-0.25in"/>
    </style:style>
    <style:style style:name="P20" style:parent-style-name="Standard" style:family="paragraph">
      <style:paragraph-properties fo:text-indent="-0.25in"/>
    </style:style>
    <style:style style:name="P21" style:parent-style-name="Standard" style:family="paragraph">
      <style:paragraph-properties fo:text-indent="-0.25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4">OPEN SOURCE COMPLIANCE</text:span></text:p>
      <text:p text:style-name="P5"><text:bookmark-start text:name="_lntg56ljm653"/><text:bookmark-end text:name="_lntg56ljm653"/><text:span text:style-name="T6">Recommended Practices For Compliance Professionals</text:span></text:p>
      <text:p text:style-name="P7"><draw:frame draw:style-name="a0" draw:name="image2.png" text:anchor-type="as-char" svg:x="0in" svg:y="0in" svg:width="6.5in" svg:height="0.0555in" style:rel-width="scale" style:rel-height="scale"><draw:image xlink:href="media/image1.png" xlink:type="simple" xlink:show="embed" xlink:actuate="onLoad"/><svg:title>horizontal line</svg:title><svg:desc/></draw:frame></text:p>
      <text:list text:style-name="WWNum1">
        <text:list-item>
          <text:p text:style-name="P8">Compliance is verified on a product-by-product basis: If an open source component is approved for use in one product, it does not necessarily mean it is pre-approved for use in other products.</text:p>
        </text:list-item>
        <text:list-item>
          <text:p text:style-name="P9">Scan source<text:s/>and binary<text:s/>code early and often. It allows you to discover compliance problems as they occur, provide solutions within acceptable delays, and perform incremental compliance very efficiently.</text:p>
        </text:list-item>
        <text:list-item>
          <text:p text:style-name="P10">Inspect and resolve each file or snippet flagged by the scanning tool.</text:p>
        </text:list-item>
        <text:list-item>
          <text:p text:style-name="P11">When in doubt with the scan results discuss with engineering.</text:p>
        </text:list-item>
        <text:list-item>
          <text:p text:style-name="P12">Identify all the components and snippets included in the product, their origin and licenses.</text:p>
        </text:list-item>
        <text:list-item>
          <text:p text:style-name="P13">Scan newer used versions of previously approved packages.</text:p>
        </text:list-item>
        <text:list-item>
          <text:p text:style-name="P14">If the scanning tool identifies GPL-licensed source code (for instance) integrated in a proprietary component, report to Engineering and request correction. Re-scan the code after Engineering has resolved the issue to get a solid confirmation that GPL code has been replaced.</text:p>
        </text:list-item>
        <text:list-item>
          <text:p text:style-name="P15">In preparation of legal review, provide Legal with all licensing information discovered in the component. For open source components, that includes COPYING, README, or LICENSE files.</text:p>
        </text:list-item>
        <text:list-item>
          <text:p text:style-name="P16">If there are conflicts or compliance is not possible:</text:p>
          <text:list text:continue-numbering="true">
            <text:list-item>
              <text:p text:style-name="P17">Remove / Replace: Can you live without this code? Is there an alternative project with same function under a different license?</text:p>
            </text:list-item>
            <text:list-item>
              <text:p text:style-name="P18">Re-engineer: Can you create a work around?</text:p>
            </text:list-item>
            <text:list-item>
              <text:p text:style-name="P19">Version tracking: Is there a newer (or older) version of this code under a different license?</text:p>
            </text:list-item>
            <text:list-item>
              <text:p text:style-name="P20">Re-license: <text:s/>Can you contact the author(s) and ask for a different license?</text:p>
            </text:list-item>
          </text:list>
        </text:list-item>
        <text:list-item>
          <text:p text:style-name="P21">Be clear in the language of the written offer and the open source notices; be inclusive to all open source included in the product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Proxima Nova" svg:font-family="Proxima Nova" style:font-family-generic="system" style:font-pitch="variable" svg:panose-1="2 11 6 4 2 2 2 2 2 4"/>
    <style:font-face style:name="Oswald" svg:font-family="Oswald" style:font-family-generic="system" style:font-pitch="variable" svg:panose-1="2 11 6 4 2 2 2 2 2 4"/>
    <style:font-face style:name="Source Code Pro" svg:font-family="Source Code Pro" style:font-family-generic="system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Lucida Sans" svg:font-family="Lucida Sans" style:font-family-generic="swiss" style:font-pitch="variable" svg:panose-1="2 11 6 2 3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Proxima Nova" style:font-name-asian="Proxima Nova" style:font-name-complex="Proxima Nov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/>
      <style:text-properties style:font-name="Oswald" style:font-name-asian="Oswald" style:font-name-complex="Oswald" fo:color="#424242" fo:font-size="14pt" style:font-size-asian="14pt" style:font-size-complex="1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222in"/>
      <style:text-properties style:font-name="Source Code Pro" style:font-name-asian="Source Code Pro" style:font-name-complex="Source Code Pro" fo:font-weight="bold" style:font-weight-asian="bold" fo:color="#E31C60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line-height="150%"/>
      <style:text-properties style:font-name="Oswald" style:font-name-asian="Oswald" style:font-name-complex="Oswald" fo:color="#424242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1388in" fo:line-height="125%" fo:margin-left="0.5in" fo:text-indent="-0.2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/>
      <style:text-properties style:font-name="Oswald" style:font-name-asian="Oswald" style:font-name-complex="Oswa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0833in"/>
      <style:text-properties style:font-name="Source Code Pro" style:font-name-asian="Source Code Pro" style:font-name-complex="Source Code Pro" fo:font-weight="bold" style:font-weight-asian="bold" fo:color="#E31C60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number text:level="2" text:style-name="WW_CharLFO1LVL2" style:num-suffix=".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number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fo:font-weight="bold" style:font-weight-asian="bold" fo:color="#5BB7E7"/>
    </style:style>
    <style:style style:name="T3" style:parent-style-name="DefaultParagraphFont" style:family="text">
      <style:text-properties fo:font-weight="bold" style:font-weight-asian="bold"/>
    </style:style>
  </office:automatic-styles>
  <office:master-styles>
    <style:master-page style:name="MP0" style:page-layout-name="PL0">
      <style:header>
        <text:p text:style-name="Standard"/>
      </style:header>
      <style:footer>
        <text:p text:style-name="Standard">Ibrahim Haddad, Ph.D.<text:tab/><text:tab/><text:tab/><text:tab/><text:tab/><text:tab/><text:tab/><text:span text:style-name="T2">Twitter:</text:span><text:span text:style-name="T3"><text:s/></text:span>@IbrahimAtLinu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ughlan Shane</dc:creator>
    <meta:creation-date>2022-08-23T01:34:00Z</meta:creation-date>
    <dc:date>2022-08-23T01:35:00Z</dc:date>
    <meta:template xlink:href="Normal.dotm" xlink:type="simple"/>
    <meta:editing-cycles>2</meta:editing-cycles>
    <meta:editing-duration>PT60S</meta:editing-duration>
    <meta:document-statistic meta:page-count="1" meta:paragraph-count="3" meta:word-count="260" meta:character-count="1739" meta:row-count="12" meta:non-whitespace-character-count="1482"/>
  </office:meta>
</office:document-meta>
</file>